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227.2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nes_dejit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M0603_Capa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<text:a xlink:href="https://www.mouser.fi/ProductDetail/581-06036D106MAT2A" xlink:type="simple">https://www.mouser.fi/ProductDetail/581-06036D106MAT2A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C3,C4,C7</text:p>
          </table:table-cell>
          <table:table-cell office:value-type="string" calcext:value-type="string">
            <text:p>SM0603_Capa_libc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<text:a xlink:href="https://www.mouser.fi/ProductDetail/77-VJ0603Y104JXJPBC" xlink:type="simple">https://www.mouser.fi/ProductDetail/77-VJ0603Y104JXJPBC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,C6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<text:a xlink:href="https://www.mouser.fi/ProductDetail/77-VJ0603A120FXQCBC" xlink:type="simple">https://www.mouser.fi/ProductDetail/77-VJ0603A120FXQCBC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M0603_Capa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<text:a xlink:href="https://www.mouser.fi/ProductDetail/80-C0603C331J5G" xlink:type="simple">https://www.mouser.fi/ProductDetail/80-C0603C331J5G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<text:a xlink:href="https://www.mouser.fi/ProductDetail/771-BC847C-T-R" xlink:type="simple">https://www.mouser.fi/ProductDetail/771-BC847C-T-R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,R2,R3,R6</text:p>
          </table:table-cell>
          <table:table-cell office:value-type="string" calcext:value-type="string">
            <text:p>SM0603_Resistor_libc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mouser.fi/ProductDetail/754-RR0816P-103D" xlink:type="simple">https://www.mouser.fi/ProductDetail/754-RR0816P-103D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4,R9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<text:a xlink:href="https://www.mouser.fi/ProductDetail/754-RR0816P-182D" xlink:type="simple">https://www.mouser.fi/ProductDetail/754-RR0816P-182D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,R10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<text:a xlink:href="https://www.mouser.fi/ProductDetail/754-RR0816P-332D" xlink:type="simple">https://www.mouser.fi/ProductDetail/754-RR0816P-332D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<text:a xlink:href="https://www.mouser.fi/ProductDetail/603-RT0603FRE071ML" xlink:type="simple">https://www.mouser.fi/ProductDetail/603-RT0603FRE071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a xlink:href="https://www.mouser.fi/ProductDetail/754-RR0816P-102D" xlink:type="simple">https://www.mouser.fi/ProductDetail/754-RR0816P-102D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1,R14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00</text:p>
          </table:table-cell>
          <table:table-cell office:value-type="string" calcext:value-type="string">
            <text:p><text:a xlink:href="https://www.mouser.fi/ProductDetail/754-RR0816P-301D" xlink:type="simple">https://www.mouser.fi/ProductDetail/754-RR0816P-301D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<text:a xlink:href="https://www.mouser.fi/ProductDetail/594-MCT06030C1000FP5https://www.mouser.fi/ProductDetail/594-MCT06030C1000FP5" xlink:type="simple">https://www.mouser.fi/ProductDetail/594-MCT06030C1000FP5https://www.mouser.fi/ProductDetail/594-MCT06030C1000FP5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<text:a xlink:href="https://www.mouser.fi/ProductDetail/603-RT0603DRE0739RL" xlink:type="simple">https://www.mouser.fi/ProductDetail/603-RT0603DRE0739R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477272MHz</text:p>
          </table:table-cell>
          <table:table-cell office:value-type="string" calcext:value-type="string">
            <text:p><text:a xlink:href="https://www.mouser.fi/ProductDetail/695-HC49US-214-U" xlink:type="simple">https://www.mouser.fi/ProductDetail/695-HC49US-214-U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4_10x10mm_Pitch0.8mm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F1502AS-7AX44</text:p>
          </table:table-cell>
          <table:table-cell office:value-type="string" calcext:value-type="string">
            <text:p><text:a xlink:href="https://www.mouser.fi/ProductDetail/556-AF1502AS7AX44" xlink:type="simple">https://www.mouser.fi/ProductDetail/556-AF1502AS7AX44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TAG_Header_Angled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AG_CONN</text:p>
          </table:table-cell>
          <table:table-cell office:value-type="string" calcext:value-type="string">
            <text:p><text:a xlink:href="https://www.digikey.fi/product-detail/en/sullins-connector-solutions/PPPC061LGBN-RC/S5481-ND/775939" xlink:type="simple">https://www.digikey.fi/product-detail/en/sullins-connector-solutions/PPPC061LGBN-RC/S5481-ND/775939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21:13:46.484543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1T21:20:17.369498187</dc:date>
    <meta:editing-duration>PT7M31S</meta:editing-duration>
    <meta:editing-cycles>3</meta:editing-cycles>
    <meta:generator>LibreOffice/5.4.4.2$Linux_X86_64 LibreOffice_project/40m0$Build-2</meta:generator>
    <meta:document-statistic meta:table-count="1" meta:cell-count="102" meta:object-count="0"/>
  </office:meta>
</office:document-meta>
</file>